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1" svg:font-family="Consolas" style:font-family-generic="modern" style:font-pitch="fixed"/>
    <style:font-face style:name="Calibri1" svg:font-family="Calibri" style:font-family-generic="modern" style:font-pitch="variable"/>
    <style:font-face style:name="Consolas" svg:font-family="Consolas" style:font-family-generic="modern" style:font-pitch="variable"/>
    <style:font-face style:name="Liberation Sans2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bottom"/>
    </style:style>
    <style:style style:name="gr2" style:family="graphic" style:parent-style-name="standard">
      <style:graphic-properties draw:stroke="none" svg:stroke-color="#000000" draw:fill="none" draw:fill-color="#ffffff" fo:min-height="2.25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1.2cm"/>
    </style:style>
    <style:style style:name="gr4" style:family="graphic" style:parent-style-name="standard">
      <style:graphic-properties draw:textarea-horizontal-align="justify" draw:textarea-vertical-align="middle" draw:auto-grow-height="false" fo:min-height="0.9cm" fo:min-width="0.75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fill-color="#ffdbb6" draw:textarea-horizontal-align="justify" draw:textarea-vertical-align="middle" draw:auto-grow-height="false" fo:min-height="1.05cm" fo:min-width="1.2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fill-color="#ffd8ce" draw:textarea-horizontal-align="justify" draw:textarea-vertical-align="middle" draw:auto-grow-height="false" fo:min-height="1.05cm" fo:min-width="1.2cm"/>
    </style:style>
    <style:style style:name="gr9" style:family="graphic" style:parent-style-name="standard">
      <style:graphic-properties draw:stroke="none" svg:stroke-color="#000000" draw:fill="none" draw:fill-color="#ffffff" fo:min-height="2.35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7.3cm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1.2cm"/>
    </style:style>
    <style:style style:name="gr12" style:family="graphic" style:parent-style-name="standard">
      <style:graphic-properties draw:textarea-horizontal-align="justify" draw:textarea-vertical-align="middle" draw:auto-grow-height="false" fo:min-height="1.05cm" fo:min-width="1.2cm"/>
    </style:style>
    <style:style style:name="gr13" style:family="graphic" style:parent-style-name="standard">
      <style:graphic-properties draw:textarea-horizontal-align="justify" draw:textarea-vertical-align="middle" draw:auto-grow-height="false" fo:min-height="1.05cm" fo:min-width="1.6cm"/>
    </style:style>
    <style:style style:name="gr14" style:family="graphic" style:parent-style-name="standard">
      <style:graphic-properties svg:stroke-color="#000000" draw:fill-color="#ffdbb6" draw:textarea-horizontal-align="justify" draw:textarea-vertical-align="middle" draw:auto-grow-height="false" fo:min-height="1.05cm" fo:min-width="1.2cm"/>
    </style:style>
    <style:style style:name="gr15" style:family="graphic" style:parent-style-name="objectwithoutfill" style:list-style-name="L1">
      <style:graphic-properties draw:marker-end="Arrow" draw:marker-end-width="0.3cm" draw:fill="solid" draw:textarea-vertical-align="middle"/>
    </style:style>
    <style:style style:name="gr16" style:family="graphic" style:parent-style-name="objectwithoutfill">
      <style:graphic-properties draw:marker-end="Arrow" draw:marker-end-width="0.3cm" draw:fill="solid" draw:textarea-vertical-align="top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/>
      <style:paragraph-properties fo:margin-left="1.4cm" fo:margin-right="0cm" fo:margin-top="0cm" fo:margin-bottom="0cm" fo:line-height="100%" fo:text-align="center" fo:text-indent="0cm"/>
      <style:text-properties style:font-name="Calibri" fo:font-size="14pt" style:font-size-asian="14pt" style:font-size-complex="14pt"/>
    </style:style>
    <style:style style:name="P3" style:family="paragraph">
      <loext:graphic-properties draw:fill="none" draw:fill-color="#ffffff"/>
      <style:text-properties style:font-name="Calibri"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Calibri" fo:font-size="12pt" style:font-size-asian="12pt" style:font-size-complex="12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dbb6"/>
      <style:paragraph-properties fo:text-align="center"/>
      <style:text-properties style:font-name="Calibri" fo:font-size="12pt" style:font-size-asian="12pt" style:font-size-complex="12pt"/>
    </style:style>
    <style:style style:name="P8" style:family="paragraph">
      <loext:graphic-properties draw:fill="solid"/>
      <style:paragraph-properties fo:margin-left="1.3cm" fo:margin-right="0cm" fo:text-align="center" fo:text-indent="0cm"/>
      <style:text-properties style:font-name="Calibri" fo:font-size="12pt" style:font-size-asian="12pt" style:font-size-complex="12pt"/>
    </style:style>
    <style:style style:name="P9" style:family="paragraph">
      <loext:graphic-properties draw:fill-color="#ffd8ce"/>
      <style:paragraph-properties fo:text-align="center"/>
      <style:text-properties style:font-name="Calibri"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margin-left="0cm" fo:margin-right="1.3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/>
      <style:paragraph-properties fo:margin-left="0cm" fo:margin-right="1.3cm" fo:text-align="center" fo:text-indent="0cm"/>
    </style:style>
    <style:style style:name="P13" style:family="paragraph">
      <style:text-properties style:font-name="Consolas1"/>
    </style:style>
    <style:style style:name="P14" style:family="paragraph">
      <loext:graphic-properties draw:fill="none" draw:fill-color="#ffffff"/>
      <style:text-properties style:font-name="Consolas1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.4cm" fo:text-align="center" fo:text-indent="0cm"/>
    </style:style>
    <style:style style:name="P17" style:family="paragraph">
      <loext:graphic-properties draw:fill="solid"/>
      <style:paragraph-properties fo:margin-left="0cm" fo:margin-right="0.4cm" fo:text-align="center" fo:text-indent="0cm"/>
    </style:style>
    <style:style style:name="P18" style:family="paragraph">
      <loext:graphic-properties draw:fill="solid"/>
      <style:paragraph-properties fo:text-align="center"/>
      <style:text-properties style:font-name="Calibri" fo:font-size="12pt" style:font-size-asian="12pt" style:font-size-complex="12pt"/>
    </style:style>
    <style:style style:name="P19" style:family="paragraph">
      <style:paragraph-properties fo:margin-left="1.5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2.9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/>
      <style:paragraph-properties fo:margin-left="2.9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2.4cm" fo:margin-right="0cm" fo:text-align="center" fo:text-indent="0cm"/>
    </style:style>
    <style:style style:name="P23" style:family="paragraph">
      <loext:graphic-properties draw:fill="solid"/>
      <style:paragraph-properties fo:margin-left="2.4cm" fo:margin-right="0cm" fo:text-align="center" fo:text-indent="0cm"/>
    </style:style>
    <style:style style:name="P24" style:family="paragraph">
      <style:paragraph-properties fo:margin-left="1.2cm" fo:margin-right="0cm" fo:text-align="center" fo:text-indent="0cm"/>
    </style:style>
    <style:style style:name="P25" style:family="paragraph">
      <loext:graphic-properties draw:fill="solid"/>
      <style:paragraph-properties fo:margin-left="1.2cm" fo:margin-right="0cm" fo:text-align="center" fo:text-indent="0cm"/>
    </style:style>
    <style:style style:name="P26" style:family="paragraph">
      <style:paragraph-properties fo:margin-left="0cm" fo:margin-right="0.5cm" fo:text-align="center" fo:text-indent="0cm"/>
    </style:style>
    <style:style style:name="P27" style:family="paragraph">
      <loext:graphic-properties draw:fill="solid"/>
      <style:paragraph-properties fo:margin-left="0cm" fo:margin-right="0.5cm" fo:text-align="center" fo:text-indent="0cm"/>
    </style:style>
    <style:style style:name="P28" style:family="paragraph">
      <style:paragraph-properties fo:margin-left="0.9cm" fo:margin-right="0cm" fo:text-align="center" fo:text-indent="0cm"/>
    </style:style>
    <style:style style:name="T1" style:family="text">
      <style:text-properties style:font-name="Calibri" fo:font-size="14pt" style:font-size-asian="14pt" style:font-size-complex="14pt"/>
    </style:style>
    <style:style style:name="T2" style:family="text">
      <style:text-properties style:text-position="-33% 58%" style:font-name="Calibri" fo:font-size="14pt" style:font-size-asian="14pt" style:font-size-complex="14pt"/>
    </style:style>
    <style:style style:name="T3" style:family="text">
      <style:text-properties style:text-line-through-style="none" style:text-line-through-type="none" style:font-name="Calibri"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onsola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onsola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nsola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Calibri" fo:font-size="12pt" style:font-size-asian="12pt" style:font-size-complex="12pt"/>
    </style:style>
    <style:style style:name="T9" style:family="text">
      <style:text-properties style:text-position="0% 100%" style:font-name="Calibri" fo:font-size="12pt" style:font-size-asian="12pt" style:font-size-complex="12pt"/>
    </style:style>
    <style:style style:name="T10" style:family="text">
      <style:text-properties style:font-name="Consolas1" fo:font-size="12pt" style:font-size-asian="12pt" style:font-size-complex="12pt"/>
    </style:style>
    <style:style style:name="T11" style:family="text">
      <style:text-properties style:text-position="-33% 58%" style:font-name="Calibri" fo:font-size="12pt" style:font-size-asian="12pt" style:font-size-complex="12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alibri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2" draw:layer="layout" draw:type="line" svg:x1="4.173cm" svg:y1="5.493cm" svg:x2="6.9cm" svg:y2="5.45cm" draw:end-shape="id1" draw:end-glue-point="5" svg:d="M4173 5493l2727-43" svg:viewBox="0 0 2728 44">
          <text:p text:style-name="P1"><text:span text:style-name="T1">datas</text:span><text:span text:style-name="T2">Lb</text:span></text:p>
        </draw:connector>
        <draw:frame draw:style-name="gr2" draw:text-style-name="P3" draw:layer="layout" svg:width="16.9cm" svg:height="2.5cm" svg:x="1.5cm" svg:y="1.7cm">
          <draw:text-box>
            <text:p><text:span text:style-name="T3">Sending list of data</text:span></text:p>
            <text:p><text:span text:style-name="T4">datas = [ndarray(1024), ndarray(1024)] #list of 2 1D numpy arrays of length 1024 of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6"/>#let’s say floats</text:span></text:p>
            <text:p><text:span text:style-name="T4">datas</text:span><text:span text:style-name="T5">L</text:span><text:span text:style-name="T4"> = 2</text:span></text:p>
            <text:p><text:span text:style-name="T4">datas</text:span><text:span text:style-name="T5">Lb</text:span><text:span text:style-name="T6">= b'\x00\x00\x00\x02'#length of the list as 4 bytes </text:span></text:p>
          </draw:text-box>
        </draw:frame>
        <draw:custom-shape draw:style-name="gr3" draw:text-style-name="P5" xml:id="id4" draw:id="id4" draw:layer="layout" svg:width="1.7cm" svg:height="1.2cm" svg:x="4.4cm" svg:y="12.55cm">
          <text:p text:style-name="P4"><text:span text:style-name="T7">ndarr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5" draw:id="id5" draw:layer="layout" svg:width="1.7cm" svg:height="1.2cm" svg:x="6.9cm" svg:y="12.55cm">
          <text:p text:style-name="P4"><text:span text:style-name="T7">st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6" draw:id="id6" draw:layer="layout" svg:width="1.7cm" svg:height="1.2cm" svg:x="9.4cm" svg:y="12.55cm">
          <text:p text:style-name="P4"><text:span text:style-name="T7">Int</text:span></text:p>
          <text:p text:style-name="P4"><text:span text:style-name="T7">floa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3" draw:id="id3" draw:layer="layout" svg:width="1.7cm" svg:height="1.2cm" svg:x="6.9cm" svg:y="10.6cm">
          <text:p text:style-name="P4"><text:span text:style-name="T7">type 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2" draw:id="id2" draw:layer="layout" svg:width="2.5cm" svg:height="2.3cm" svg:x="6.5cm" svg:y="6.9cm">
          <text:p text:style-name="P4"><text:span text:style-name="T8">For loop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6" draw:layer="layout" draw:line-skew="-0.202cm" svg:x1="7.75cm" svg:y1="9.2cm" svg:x2="9cm" svg:y2="8.05cm" draw:start-shape="id2" draw:start-glue-point="6" draw:end-shape="id2" draw:end-glue-point="7" svg:d="M7750 9200v300h1752v-1450h-502" svg:viewBox="0 0 1753 1451">
          <text:p/>
        </draw:connector>
        <draw:custom-shape draw:style-name="gr6" draw:text-style-name="P7" xml:id="id1" draw:id="id1" draw:layer="layout" svg:width="1.7cm" svg:height="1.3cm" svg:x="6.9cm" svg:y="4.8cm">
          <text:p text:style-name="P4"><text:span text:style-name="T8">Send</text:span></text:p>
          <text:p text:style-name="P4"><text:span text:style-name="T9">by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8" draw:layer="layout" draw:type="line" svg:x1="7.75cm" svg:y1="6.1cm" svg:x2="7.75cm" svg:y2="6.9cm" draw:start-shape="id1" draw:start-glue-point="6" draw:end-shape="id2" draw:end-glue-point="4" svg:d="M7750 6100v800" svg:viewBox="0 0 1 801">
          <text:p><text:span text:style-name="T8"/></text:p>
        </draw:connector>
        <draw:connector draw:style-name="gr5" draw:text-style-name="P6" draw:layer="layout" draw:type="line" svg:x1="6.9cm" svg:y1="11.2cm" svg:x2="5.25cm" svg:y2="12.55cm" draw:start-shape="id3" draw:start-glue-point="5" draw:end-shape="id4" draw:end-glue-point="4" svg:d="M6900 11200l-1650 1350" svg:viewBox="0 0 1651 1351">
          <text:p/>
        </draw:connector>
        <draw:connector draw:style-name="gr5" draw:text-style-name="P6" draw:layer="layout" draw:type="line" svg:x1="7.75cm" svg:y1="11.8cm" svg:x2="7.75cm" svg:y2="12.55cm" draw:start-shape="id3" draw:start-glue-point="6" draw:end-shape="id5" draw:end-glue-point="4" svg:d="M7750 11800v750" svg:viewBox="0 0 1 751">
          <text:p/>
        </draw:connector>
        <draw:connector draw:style-name="gr5" draw:text-style-name="P6" draw:layer="layout" draw:type="line" svg:x1="8.6cm" svg:y1="11.2cm" svg:x2="10.25cm" svg:y2="12.55cm" draw:start-shape="id3" draw:start-glue-point="7" draw:end-shape="id6" draw:end-glue-point="4" svg:d="M8600 11200l1650 1350" svg:viewBox="0 0 1651 1351">
          <text:p/>
        </draw:connector>
        <draw:custom-shape draw:style-name="gr8" draw:text-style-name="P9" xml:id="id7" draw:id="id7" draw:layer="layout" svg:width="1.7cm" svg:height="1.3cm" svg:x="6.9cm" svg:y="15.1cm">
          <text:p text:style-name="P4"><text:span text:style-name="T8">Send</text:span></text:p>
          <text:p text:style-name="P4"><text:span text:style-name="T8">st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6" draw:layer="layout" draw:type="line" svg:x1="7.75cm" svg:y1="13.75cm" svg:x2="7.75cm" svg:y2="15.1cm" draw:start-shape="id5" draw:start-glue-point="6" draw:end-shape="id7" draw:end-glue-point="4" svg:d="M7750 13750v1350" svg:viewBox="0 0 1 1351">
          <text:p/>
        </draw:connector>
        <draw:custom-shape draw:style-name="gr3" draw:text-style-name="P5" xml:id="id8" draw:id="id8" draw:layer="layout" svg:width="1.7cm" svg:height="1.2cm" svg:x="4.4cm" svg:y="15.2cm">
          <text:p text:style-name="P4"><text:span text:style-name="T7">Data</text:span></text:p>
          <text:p text:style-name="P4"><text:span text:style-name="T7">Type 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6" draw:layer="layout" draw:type="line" svg:x1="5.25cm" svg:y1="13.75cm" svg:x2="5.25cm" svg:y2="15.2cm" draw:start-shape="id4" draw:start-glue-point="6" draw:end-shape="id8" draw:end-glue-point="4" svg:d="M5250 13750v1450" svg:viewBox="0 0 1 1451">
          <text:p/>
        </draw:connector>
        <draw:custom-shape draw:style-name="gr3" draw:text-style-name="P5" xml:id="id9" draw:id="id9" draw:layer="layout" svg:width="1.7cm" svg:height="1.2cm" svg:x="9.4cm" svg:y="15.25cm">
          <text:p text:style-name="P10"><text:span text:style-name="T7">Data</text:span></text:p>
          <text:p text:style-name="P4"><text:span text:style-name="T7">Type 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6" draw:layer="layout" draw:type="line" svg:x1="10.25cm" svg:y1="13.75cm" svg:x2="10.25cm" svg:y2="15.25cm" draw:start-shape="id6" draw:start-glue-point="6" draw:end-shape="id9" draw:end-glue-point="4" svg:d="M10250 13750v1500" svg:viewBox="0 0 1 1501">
          <text:p/>
        </draw:connector>
        <draw:connector draw:style-name="gr7" draw:text-style-name="P12" draw:layer="layout" draw:type="line" svg:x1="7.75cm" svg:y1="9.2cm" svg:x2="7.75cm" svg:y2="10.6cm" draw:start-shape="id2" draw:start-glue-point="6" draw:end-shape="id3" draw:end-glue-point="4" svg:d="M7750 9200v1400" svg:viewBox="0 0 1 1401">
          <text:p text:style-name="P11"><text:span text:style-name="T8">data</text:span></text:p>
        </draw:connector>
        <draw:frame draw:style-name="gr9" draw:text-style-name="P14" draw:layer="layout" svg:width="7.8cm" svg:height="2.6cm" svg:x="11cm" svg:y="4.7cm">
          <draw:text-box>
            <text:p text:style-name="P13"><text:span text:style-name="T10">Data types :</text:span></text:p>
            <text:p text:style-name="P13"><text:span text:style-name="T10">'&lt;f8'for floats (on 8 bytes)</text:span></text:p>
            <text:p text:style-name="P13"><text:span text:style-name="T10">'&lt;i4' for integers (on 4 bytes)</text:span></text:p>
            <text:p text:style-name="P13"><text:span text:style-name="T10"/></text:p>
          </draw:text-box>
        </draw:frame>
        <draw:custom-shape draw:style-name="gr10" draw:text-style-name="P15" draw:layer="layout" svg:width="7.8cm" svg:height="2cm" svg:x="10.8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xml:id="id10" draw:id="id10" draw:layer="layout" svg:width="1.7cm" svg:height="1.2cm" svg:x="4.4cm" svg:y="17.4cm">
          <text:p text:style-name="P4"><text:span text:style-name="T7">Data</text:span></text:p>
          <text:p text:style-name="P4"><text:span text:style-name="T7">shape 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6" draw:layer="layout" draw:type="line" svg:x1="5.25cm" svg:y1="16.4cm" svg:x2="5.25cm" svg:y2="17.4cm" draw:start-shape="id8" draw:start-glue-point="6" draw:end-shape="id10" draw:end-glue-point="4" svg:d="M5250 16400v1000" svg:viewBox="0 0 1 1001">
          <text:p/>
        </draw:connector>
        <draw:custom-shape draw:style-name="gr8" draw:text-style-name="P9" xml:id="id11" draw:id="id11" draw:layer="layout" svg:width="1.7cm" svg:height="1.3cm" svg:x="1.95cm" svg:y="17.3cm">
          <text:p text:style-name="P4"><text:span text:style-name="T8">Send</text:span></text:p>
          <text:p text:style-name="P4"><text:span text:style-name="T8">st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7" draw:layer="layout" svg:x1="4.4cm" svg:y1="15.8cm" svg:x2="2.8cm" svg:y2="17.3cm" draw:start-shape="id8" draw:start-glue-point="5" draw:end-shape="id11" draw:end-glue-point="4" svg:d="M4400 15800h-1600v1500" svg:viewBox="0 0 1601 1501">
          <text:p text:style-name="P16"><text:span text:style-name="T10">'&lt;f8'</text:span></text:p>
        </draw:connector>
        <draw:custom-shape draw:style-name="gr11" draw:text-style-name="P5" xml:id="id12" draw:id="id12" draw:layer="layout" svg:width="1.7cm" svg:height="1cm" svg:x="7.6cm" svg:y="18.9cm">
          <text:p text:style-name="P4"><text:span text:style-name="T8">Reshape</text:span></text:p>
          <text:p text:style-name="P4"><text:span text:style-name="T8">1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8" draw:layer="layout" svg:x1="6.1cm" svg:y1="18cm" svg:x2="8.45cm" svg:y2="18.9cm" draw:start-shape="id10" draw:start-glue-point="7" draw:end-shape="id12" draw:end-glue-point="4" svg:d="M6100 18000h2350v900" svg:viewBox="0 0 2351 901">
          <text:p text:style-name="P4"><text:span text:style-name="T8">N</text:span><text:span text:style-name="T11">col</text:span></text:p>
        </draw:connector>
        <draw:connector draw:style-name="gr7" draw:text-style-name="P18" draw:layer="layout" svg:x1="5.25cm" svg:y1="18.6cm" svg:x2="7.6cm" svg:y2="19.4cm" draw:start-shape="id10" draw:start-glue-point="6" draw:end-shape="id12" draw:end-glue-point="5" svg:d="M5250 18600v800h2350" svg:viewBox="0 0 2351 801">
          <text:p text:style-name="P4"><text:span text:style-name="T8">N</text:span><text:span text:style-name="T11">row</text:span></text:p>
        </draw:connector>
        <draw:custom-shape draw:style-name="gr12" draw:text-style-name="P5" xml:id="id13" draw:id="id13" draw:layer="layout" svg:width="1.7cm" svg:height="1.3cm" svg:x="7.6cm" svg:y="20.6cm">
          <text:p text:style-name="P4"><text:span text:style-name="T8">To by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6" draw:layer="layout" draw:type="line" svg:x1="8.45cm" svg:y1="19.9cm" svg:x2="8.45cm" svg:y2="20.6cm" draw:start-shape="id12" draw:start-glue-point="6" draw:end-shape="id13" draw:end-glue-point="4" svg:d="M8450 19900v700" svg:viewBox="0 0 1 701">
          <text:p/>
        </draw:connector>
        <draw:custom-shape draw:style-name="gr13" draw:text-style-name="P5" xml:id="id14" draw:id="id14" draw:layer="layout" svg:width="2.1cm" svg:height="1.3cm" svg:x="7.4cm" svg:y="22.6cm">
          <text:p text:style-name="P4"><text:span text:style-name="T8">Get Leng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8" draw:layer="layout" draw:type="line" svg:x1="8.45cm" svg:y1="21.9cm" svg:x2="8.45cm" svg:y2="22.6cm" draw:start-shape="id13" draw:start-glue-point="6" draw:end-shape="id14" draw:end-glue-point="4" svg:d="M8450 21900v700" svg:viewBox="0 0 1 701">
          <text:p text:style-name="P19"><text:span text:style-name="T8">data</text:span><text:span text:style-name="T11">b</text:span></text:p>
        </draw:connector>
        <draw:custom-shape draw:style-name="gr14" draw:text-style-name="P7" xml:id="id15" draw:id="id15" draw:layer="layout" svg:width="1.7cm" svg:height="1.3cm" svg:x="1.95cm" svg:y="20.4cm">
          <text:p text:style-name="P4"><text:span text:style-name="T8">Send</text:span></text:p>
          <text:p text:style-name="P4"><text:span text:style-name="T8">by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21" draw:layer="layout" draw:line-skew="0.899cm" svg:x1="7.4cm" svg:y1="23.25cm" svg:x2="3.65cm" svg:y2="21.05cm" draw:start-shape="id14" draw:start-glue-point="5" draw:end-shape="id15" draw:end-glue-point="7" svg:d="M7400 23250h-975v-2200h-2775" svg:viewBox="0 0 3751 2201">
          <text:p text:style-name="P20"><text:span text:style-name="T8">data</text:span><text:span text:style-name="T11">Lb</text:span></text:p>
        </draw:connector>
        <draw:connector draw:style-name="gr5" draw:text-style-name="P6" draw:layer="layout" draw:type="line" svg:x1="2.8cm" svg:y1="18.6cm" svg:x2="2.8cm" svg:y2="20.4cm" draw:start-shape="id11" draw:start-glue-point="6" draw:end-shape="id15" draw:end-glue-point="4" svg:d="M2800 18600v1800" svg:viewBox="0 0 1 1801">
          <text:p/>
        </draw:connector>
        <draw:custom-shape draw:style-name="gr14" draw:text-style-name="P7" xml:id="id16" draw:id="id16" draw:layer="layout" svg:width="1.7cm" svg:height="1.3cm" svg:x="1.95cm" svg:y="23.3cm">
          <text:p text:style-name="P4"><text:span text:style-name="T8">Send</text:span></text:p>
          <text:p text:style-name="P4"><text:span text:style-name="T8">by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xml:id="id17" draw:id="id17" draw:layer="layout" svg:width="1.7cm" svg:height="1.3cm" svg:x="9.5cm" svg:y="24.9cm">
          <text:p text:style-name="P4"><text:span text:style-name="T8">Send</text:span></text:p>
          <text:p text:style-name="P4"><text:span text:style-name="T8">by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18" draw:layer="layout" svg:x1="5.25cm" svg:y1="18.6cm" svg:x2="3.65cm" svg:y2="23.95cm" draw:start-shape="id10" draw:start-glue-point="6" draw:end-shape="id16" draw:end-glue-point="7" svg:d="M5250 18600v5350h-1600" svg:viewBox="0 0 1601 5351">
          <text:p text:style-name="P4"><text:span text:style-name="T8"/></text:p>
        </draw:connector>
        <draw:connector draw:style-name="gr5" draw:text-style-name="P6" draw:layer="layout" svg:x1="6.1cm" svg:y1="18cm" svg:x2="10.35cm" svg:y2="24.9cm" draw:start-shape="id10" draw:start-glue-point="7" draw:end-shape="id17" draw:end-glue-point="4" svg:d="M6100 18000h4250v6900" svg:viewBox="0 0 4251 6901">
          <text:p/>
        </draw:connector>
        <draw:connector draw:style-name="gr5" draw:text-style-name="P6" draw:layer="layout" draw:type="line" svg:x1="2.8cm" svg:y1="21.7cm" svg:x2="2.8cm" svg:y2="23.3cm" draw:start-shape="id15" draw:start-glue-point="6" draw:end-shape="id16" draw:end-glue-point="4" svg:d="M2800 21700v1600" svg:viewBox="0 0 1 1601">
          <text:p/>
        </draw:connector>
        <draw:connector draw:style-name="gr5" draw:text-style-name="P6" draw:layer="layout" svg:x1="2.8cm" svg:y1="24.6cm" svg:x2="9.5cm" svg:y2="25.55cm" draw:start-shape="id16" draw:start-glue-point="6" draw:end-shape="id17" draw:end-glue-point="5" svg:d="M2800 24600v950h6700" svg:viewBox="0 0 6701 951">
          <text:p/>
        </draw:connector>
        <draw:custom-shape draw:style-name="gr14" draw:text-style-name="P7" xml:id="id18" draw:id="id18" draw:layer="layout" svg:width="1.7cm" svg:height="1.3cm" svg:x="12.3cm" svg:y="24.901cm">
          <text:p text:style-name="P4"><text:span text:style-name="T8">Send</text:span></text:p>
          <text:p text:style-name="P4"><text:span text:style-name="T8">by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3" draw:layer="layout" svg:x1="9.3cm" svg:y1="21.25cm" svg:x2="13.15cm" svg:y2="24.901cm" draw:start-shape="id13" draw:start-glue-point="7" draw:end-shape="id18" draw:end-glue-point="4" svg:d="M9300 21250h3850v3651" svg:viewBox="0 0 3851 3652">
          <text:p text:style-name="P22"><text:span text:style-name="T7">data</text:span><text:span text:style-name="T12">b</text:span></text:p>
        </draw:connector>
        <draw:connector draw:style-name="gr5" draw:text-style-name="P6" draw:layer="layout" draw:type="line" svg:x1="11.2cm" svg:y1="25.55cm" svg:x2="12.3cm" svg:y2="25.551cm" draw:start-shape="id17" draw:start-glue-point="7" draw:end-shape="id18" draw:end-glue-point="5" svg:d="M11200 25550l1100 1" svg:viewBox="0 0 1101 2">
          <text:p/>
        </draw:connector>
        <draw:custom-shape draw:style-name="gr8" draw:text-style-name="P9" xml:id="id19" draw:id="id19" draw:layer="layout" svg:width="1.7cm" svg:height="1.3cm" svg:x="11.9cm" svg:y="17cm">
          <text:p text:style-name="P4"><text:span text:style-name="T8">Send</text:span></text:p>
          <text:p text:style-name="P4"><text:span text:style-name="T8">st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" draw:text-style-name="P17" draw:layer="layout" svg:x1="10.25cm" svg:y1="16.45cm" svg:x2="11.9cm" svg:y2="17.65cm" draw:start-shape="id9" draw:start-glue-point="6" draw:end-shape="id19" draw:end-glue-point="5" svg:d="M10250 16450v1200h1650" svg:viewBox="0 0 1651 1201">
          <text:p text:style-name="P16"><text:span text:style-name="T10">'&lt;f8'</text:span></text:p>
        </draw:connector>
        <draw:custom-shape draw:style-name="gr12" draw:text-style-name="P5" xml:id="id20" draw:id="id20" draw:layer="layout" svg:width="1.7cm" svg:height="1.3cm" svg:x="12cm" svg:y="12.5cm">
          <text:p text:style-name="P4"><text:span text:style-name="T8">To by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5" xml:id="id21" draw:id="id21" draw:layer="layout" svg:width="2.1cm" svg:height="1.3cm" svg:x="11.8cm" svg:y="14.5cm">
          <text:p text:style-name="P4"><text:span text:style-name="T8">Get Leng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6" draw:layer="layout" draw:type="line" svg:x1="11.1cm" svg:y1="13.15cm" svg:x2="12cm" svg:y2="13.15cm" draw:start-shape="id6" draw:start-glue-point="7" draw:end-shape="id20" draw:end-glue-point="5" svg:d="M11100 13150h900" svg:viewBox="0 0 901 1">
          <text:p/>
        </draw:connector>
        <draw:connector draw:style-name="gr1" draw:text-style-name="P25" draw:layer="layout" draw:type="line" svg:x1="12.85cm" svg:y1="13.8cm" svg:x2="12.85cm" svg:y2="14.5cm" draw:start-shape="id20" draw:start-glue-point="6" draw:end-shape="id21" draw:end-glue-point="4" svg:d="M12850 13800v700" svg:viewBox="0 0 1 701">
          <text:p text:style-name="P24"><text:span text:style-name="T7">data</text:span><text:span text:style-name="T12">b</text:span></text:p>
        </draw:connector>
        <draw:custom-shape draw:style-name="gr14" draw:text-style-name="P7" xml:id="id22" draw:id="id22" draw:layer="layout" svg:width="1.7cm" svg:height="1.3cm" svg:x="14.7cm" svg:y="17cm">
          <text:p text:style-name="P4"><text:span text:style-name="T8">Send</text:span></text:p>
          <text:p text:style-name="P4"><text:span text:style-name="T8">by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27" draw:layer="layout" svg:x1="12.85cm" svg:y1="15.8cm" svg:x2="15.55cm" svg:y2="17cm" draw:start-shape="id21" draw:start-glue-point="6" draw:end-shape="id22" draw:end-glue-point="4" svg:d="M12850 15800v601h2700v599" svg:viewBox="0 0 2701 1201">
          <text:p text:style-name="P26"><text:span text:style-name="T7">data</text:span><text:span text:style-name="T12">Lb</text:span></text:p>
        </draw:connector>
        <draw:connector draw:style-name="gr5" draw:text-style-name="P6" draw:layer="layout" draw:type="line" svg:x1="13.6cm" svg:y1="17.65cm" svg:x2="14.7cm" svg:y2="17.65cm" draw:start-shape="id19" draw:start-glue-point="7" draw:end-shape="id22" draw:end-glue-point="5" svg:d="M13600 17650h1100" svg:viewBox="0 0 1101 1">
          <text:p/>
        </draw:connector>
        <draw:custom-shape draw:style-name="gr14" draw:text-style-name="P7" xml:id="id23" draw:id="id23" draw:layer="layout" svg:width="1.7cm" svg:height="1.3cm" svg:x="16.7cm" svg:y="14.3cm">
          <text:p text:style-name="P4"><text:span text:style-name="T8">Send</text:span></text:p>
          <text:p text:style-name="P4"><text:span text:style-name="T8">by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6" draw:layer="layout" svg:x1="13.7cm" svg:y1="13.15cm" svg:x2="16.7cm" svg:y2="14.95cm" draw:start-shape="id20" draw:start-glue-point="7" draw:end-shape="id23" draw:end-glue-point="5" svg:d="M13700 13150h1501v1800h1499" svg:viewBox="0 0 3001 1801">
          <text:p text:style-name="P28"><text:span text:style-name="T7">data</text:span><text:span text:style-name="T12">b</text:span></text:p>
        </draw:connector>
        <draw:connector draw:style-name="gr5" draw:text-style-name="P6" draw:layer="layout" svg:x1="16.4cm" svg:y1="17.65cm" svg:x2="17.55cm" svg:y2="15.6cm" draw:start-shape="id22" draw:start-glue-point="7" draw:end-shape="id23" draw:end-glue-point="6" svg:d="M16400 17650h1150v-2050" svg:viewBox="0 0 1151 2051">
          <text:p/>
        </draw:connector>
        <draw:connector draw:style-name="gr1" draw:text-style-name="P2" draw:layer="layout" draw:type="line" svg:x1="3.815cm" svg:y1="8.048cm" svg:x2="6.5cm" svg:y2="8.05cm" draw:end-shape="id2" draw:end-glue-point="5" svg:d="M3815 8048l2685 2" svg:viewBox="0 0 2686 3">
          <text:p text:style-name="P1"><text:span text:style-name="T1">datas</text:span></text:p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1" svg:font-family="Consolas" style:font-family-generic="modern" style:font-pitch="fixed"/>
    <style:font-face style:name="Calibri1" svg:font-family="Calibri" style:font-family-generic="modern" style:font-pitch="variable"/>
    <style:font-face style:name="Consolas" svg:font-family="Consolas" style:font-family-generic="modern" style:font-pitch="variable"/>
    <style:font-face style:name="Liberation Sans2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28T15:20:02.802000000</meta:creation-date>
    <dc:date>2020-02-28T17:08:56.910000000</dc:date>
    <meta:editing-duration>PT1H53S</meta:editing-duration>
    <meta:editing-cycles>12</meta:editing-cycles>
    <meta:generator>LibreOffice/6.3.3.2$Windows_X86_64 LibreOffice_project/a64200df03143b798afd1ec74a12ab50359878ed</meta:generator>
    <meta:document-statistic meta:object-count="58"/>
  </office:meta>
</office:document-meta>
</file>